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757in" fo:margin-left="-0.075in" fo:margin-top="0in" fo:margin-bottom="0in" table:align="left"/>
    </style:style>
    <style:style style:name="Table1.A" style:family="table-column">
      <style:table-column-properties style:column-width="6.17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4.9535in" fo:margin-left="-0.075in" fo:margin-top="0in" fo:margin-bottom="0in" table:align="left"/>
    </style:style>
    <style:style style:name="Table2.A" style:family="table-column">
      <style:table-column-properties style:column-width="4.953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paragraph-properties fo:line-height="115%"/>
      <style:text-properties style:font-name="Helvetica Neue" fo:font-size="12pt" fo:background-color="#ffffff" style:font-name-asian="Helvetica Neue1" style:font-size-asian="12pt" style:font-name-complex="Helvetica Neue1" style:font-size-complex="12pt"/>
    </style:style>
    <style:style style:name="P2" style:family="paragraph" style:parent-style-name="Standard">
      <style:paragraph-properties fo:line-height="115%"/>
      <style:text-properties style:font-name="Helvetica Neue" fo:font-size="12pt" style:font-name-asian="Helvetica Neue1" style:font-size-asian="12pt" style:font-name-complex="Helvetica Neue1" style:font-size-complex="12pt"/>
    </style:style>
    <style:style style:name="P3" style:family="paragraph" style:parent-style-name="Standard" style:list-style-name="WWNum3">
      <style:paragraph-properties fo:margin-left="0.5in" fo:margin-right="0in" fo:line-height="115%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line-height="115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line-height="115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line-height="115%" fo:text-indent="-0.25in" style:auto-text-indent="false"/>
      <style:text-properties style:font-name="Helvetica Neue" fo:font-size="12pt" style:font-name-asian="Helvetica Neue1" style:font-size-asian="12pt" style:font-name-complex="Helvetica Neue1" style:font-size-complex="12pt"/>
    </style:style>
    <style:style style:name="P8" style:family="paragraph" style:parent-style-name="Standard" style:list-style-name="WWNum4">
      <style:paragraph-properties fo:margin-left="0.5in" fo:margin-right="0in" fo:margin-top="0in" fo:margin-bottom="0in" fo:line-height="115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9" style:family="paragraph" style:parent-style-name="Standard">
      <style:paragraph-properties fo:margin-top="0.1945in" fo:margin-bottom="0.1945in" fo:line-height="115%" fo:background-color="#ffffff">
        <style:background-image/>
      </style:paragraph-properties>
    </style:style>
    <style:style style:name="P10" style:family="paragraph" style:parent-style-name="Standard">
      <style:paragraph-properties fo:margin-top="0.0417in" fo:margin-bottom="0.1945in" fo:line-height="115%" fo:background-color="#ffffff">
        <style:background-image/>
      </style:paragraph-properties>
    </style:style>
    <style:style style:name="P11" style:family="paragraph" style:parent-style-name="Standard">
      <style:paragraph-properties fo:margin-top="0.0417in" fo:margin-bottom="0.1945in" fo:line-height="115%" fo:background-color="#ffffff">
        <style:background-image/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P12" style:family="paragraph" style:parent-style-name="Standard">
      <style:paragraph-properties fo:margin-top="0.3252in" fo:margin-bottom="0.3252in" fo:line-height="100%"/>
    </style:style>
    <style:style style:name="P13" style:family="paragraph" style:parent-style-name="Standard">
      <style:paragraph-properties fo:margin-top="0in" fo:margin-bottom="0.1299in" fo:line-height="100%" fo:background-color="#ffffff">
        <style:background-image/>
      </style:paragraph-properties>
    </style:style>
    <style:style style:name="P14" style:family="paragraph" style:parent-style-name="Standard" style:list-style-name="WWNum1">
      <style:paragraph-properties fo:margin-left="1in" fo:margin-right="0in" fo:margin-top="0in" fo:margin-bottom="0in" fo:line-height="115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15" style:family="paragraph" style:parent-style-name="Standard" style:list-style-name="WWNum1">
      <style:paragraph-properties fo:margin-left="1in" fo:margin-right="0in" fo:margin-top="0.0417in" fo:margin-bottom="0in" fo:line-height="115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16" style:family="paragraph" style:parent-style-name="Standard" style:list-style-name="WWNum1">
      <style:paragraph-properties fo:margin-left="1in" fo:margin-right="0in" fo:margin-top="0in" fo:margin-bottom="0.1945in" fo:line-height="115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17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ackground-color="#ffffff" fo:padding="0in" fo:border="none">
        <style:background-image/>
      </style:paragraph-properties>
    </style:style>
    <style:style style:name="P18" style:family="paragraph" style:parent-style-name="Standard" style:list-style-name="L1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19" style:family="paragraph" style:parent-style-name="Standard">
      <style:paragraph-properties fo:margin-left="0in" fo:margin-right="0in" fo:margin-top="0.0417in" fo:margin-bottom="0.1945in" fo:line-height="115%" fo:text-indent="0in" style:auto-text-indent="false" fo:background-color="#ffffff">
        <style:background-image/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P20" style:family="paragraph" style:parent-style-name="Standard">
      <style:paragraph-properties fo:margin-left="0.5in" fo:margin-right="0in" fo:margin-top="0.0417in" fo:margin-bottom="0.1945in" fo:line-height="115%" fo:text-indent="0in" style:auto-text-indent="false" fo:background-color="#ffffff">
        <style:background-image/>
      </style:paragraph-properties>
    </style:style>
    <style:style style:name="P21" style:family="paragraph" style:parent-style-name="Standard" style:list-style-name="L1">
      <style:paragraph-properties fo:margin-left="0.5in" fo:margin-right="0in" fo:margin-top="0.0417in" fo:margin-bottom="0.1945in" fo:line-height="115%" fo:text-indent="0in" style:auto-text-indent="false" fo:background-color="#ffffff">
        <style:background-image/>
      </style:paragraph-properties>
    </style:style>
    <style:style style:name="P22" style:family="paragraph" style:parent-style-name="Standard">
      <style:paragraph-properties fo:margin-left="0.5in" fo:margin-right="0in" fo:margin-top="0.0417in" fo:margin-bottom="0.1945in" fo:line-height="115%" fo:text-indent="0in" style:auto-text-indent="false" fo:background-color="#ffffff">
        <style:background-image/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P23" style:family="paragraph" style:parent-style-name="Standard">
      <style:paragraph-properties fo:margin-top="0.2602in" fo:margin-bottom="0.2602in" fo:line-height="100%"/>
    </style:style>
    <style:style style:name="P24" style:family="paragraph" style:parent-style-name="Standard">
      <style:paragraph-properties fo:margin-top="0in" fo:margin-bottom="0.1043in" fo:line-height="100%" fo:background-color="#ffffff">
        <style:background-image/>
      </style:paragraph-properties>
    </style:style>
    <style:style style:name="P25" style:family="paragraph" style:parent-style-name="Standard" style:master-page-name="Standard">
      <style:paragraph-properties fo:line-height="115%" style:page-number="auto"/>
    </style:style>
    <style:style style:name="T1" style:family="text">
      <style:text-properties style:font-name="Helvetica Neue" fo:font-size="12pt" fo:background-color="#ffffff" style:font-name-asian="Helvetica Neue1" style:font-size-asian="12pt" style:font-name-complex="Helvetica Neue1" style:font-size-complex="12pt"/>
    </style:style>
    <style:style style:name="T2" style:family="text">
      <style:text-properties style:font-name="Helvetica Neue" fo:font-size="12pt" style:font-name-asian="Helvetica Neue1" style:font-size-asian="12pt" style:font-name-complex="Helvetica Neue1" style:font-size-complex="12pt"/>
    </style:style>
    <style:style style:name="T3" style:family="text">
      <style:text-properties fo:font-variant="normal" fo:text-transform="none" fo:color="#000000" style:text-line-through-styl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4" style:family="text">
      <style:text-properties fo:font-variant="normal" fo:text-transform="none" fo:color="#273239" style:text-line-through-styl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T5" style:family="text">
      <style:text-properties fo:font-variant="normal" fo:text-transform="none" fo:color="#273239" style:text-line-through-style="none" style:text-position="0% 100%" style:font-name="Arial1" fo:font-size="13pt" fo:font-style="normal" style:text-underline-style="none" fo:font-weight="bold" style:font-name-asian="Arial2" style:font-size-asian="13pt" style:font-style-asian="normal" style:font-weight-asian="bold" style:font-name-complex="Arial2" style:font-size-complex="13pt"/>
    </style:style>
    <style:style style:name="T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7" style:family="text">
      <style:text-properties style:font-name="Times New Roman" fo:font-size="12.5pt" style:font-name-asian="Times New Roman1" style:font-size-asian="12.5pt" style:font-name-complex="Times New Roman1" style:font-size-complex="12.5pt"/>
    </style:style>
    <style:style style:name="T8" style:family="text">
      <style:text-properties fo:color="#273239" style:font-name="Arial1" fo:font-size="16pt" style:font-name-asian="Arial2" style:font-size-asian="16pt" style:font-name-complex="Arial2" style:font-size-complex="16pt"/>
    </style:style>
    <style:style style:name="T9" style:family="text">
      <style:text-properties fo:color="#273239" style:font-name="Arial1" fo:font-size="13pt" style:font-name-asian="Arial2" style:font-size-asian="13pt" style:font-name-complex="Arial2" style:font-size-complex="13pt"/>
    </style:style>
    <text:list-style style:name="L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1)What will be the output of the following program?</text:span></text:p>
      <text:p text:style-name="P1"/>
      <text:list xml:id="list4406026106062004443" text:style-name="WWNum3">
        <text:list-item>
          <text:p text:style-name="P3"><text:span text:style-name="T2">public class Test {</text:span></text:p>
        </text:list-item>
        <text:list-item>
          <text:p text:style-name="P3"><text:span text:style-name="T2">public static void main(String[] args) {</text:span></text:p>
        </text:list-item>
        <text:list-item>
          <text:p text:style-name="P3"><text:span text:style-name="T2">int count = 1;</text:span></text:p>
        </text:list-item>
        <text:list-item>
          <text:p text:style-name="P3"><text:span text:style-name="T2">while (count &lt;= 15) {</text:span></text:p>
        </text:list-item>
        <text:list-item>
          <text:p text:style-name="P3"><text:span text:style-name="T2">System.out.println(count % 2 == 1 ? "***" : "+++++");</text:span></text:p>
        </text:list-item>
        <text:list-item>
          <text:p text:style-name="P3"><text:span text:style-name="T2">++count;</text:span></text:p>
        </text:list-item>
        <text:list-item>
          <text:p text:style-name="P3"><text:span text:style-name="T2">}      // end while</text:span></text:p>
        </text:list-item>
        <text:list-item>
          <text:p text:style-name="P3"><text:span text:style-name="T2">}       // end main</text:span></text:p>
        </text:list-item>
        <text:list-item>
          <text:p text:style-name="P3"><text:span text:style-name="T2">}</text:span></text:p>
        </text:list-item>
      </text:list>
      <text:p text:style-name="P2"/>
      <text:p text:style-name="P2"/>
      <text:list xml:id="list5914748470017583337" text:style-name="WWNum4">
        <text:list-item>
          <text:p text:style-name="P8"><text:span text:style-name="T3">15 times ***</text:span></text:p>
        </text:list-item>
        <text:list-item>
          <text:p text:style-name="P8"><text:span text:style-name="T3">15 times +++++</text:span></text:p>
        </text:list-item>
        <text:list-item>
          <text:p text:style-name="P8"><text:span text:style-name="T3">8 times *** and 7 times +++++</text:span></text:p>
        </text:list-item>
        <text:list-item>
          <text:p text:style-name="P8"><text:span text:style-name="T3">Both will print only once</text:span></text:p>
        </text:list-item>
      </text:list>
      <text:p text:style-name="P2"/>
      <text:p text:style-name="P2">Ans: c) 8 times *** and 7 times ++++</text:p>
      <text:p text:style-name="P9"><text:span text:style-name="T2">2) Evaluate the following Java expression, if x=3, y=5, and z=10:</text:span></text:p>
      <text:p text:style-name="P9"><text:span text:style-name="T2">++z + y - y + z + x++</text:span></text:p>
      <text:p text:style-name="P10"><text:span text:style-name="T2">A. 24</text:span></text:p>
      <text:p text:style-name="P10"><text:span text:style-name="T2">B. 23</text:span></text:p>
      <text:p text:style-name="P10"><text:span text:style-name="T2">C. 20</text:span></text:p>
      <text:p text:style-name="P10"><text:span text:style-name="T2">D. 25</text:span></text:p>
      <text:p text:style-name="P10"/>
      <text:p text:style-name="P10">Ans: A) 24</text:p>
      <text:p text:style-name="P10"><text:span text:style-name="T1">3) What will be the output of the following program?</text:span></text:p>
      <text:list xml:id="list2952313438005870781" text:style-name="WWNum5">
        <text:list-item>
          <text:p text:style-name="P4"><text:span text:style-name="T2">public class MyFirst {</text:span></text:p>
        </text:list-item>
        <text:list-item>
          <text:p text:style-name="P4"><text:span text:style-name="T2">public static void main(String[] args) {</text:span></text:p>
        </text:list-item>
        <text:list-item>
          <text:p text:style-name="P4"><text:span text:style-name="T2">MyFirst obj = new MyFirst(n);</text:span></text:p>
        </text:list-item>
        <text:list-item>
          <text:p text:style-name="P4"><text:soft-page-break/><text:span text:style-name="T2">}</text:span></text:p>
        </text:list-item>
        <text:list-item>
          <text:p text:style-name="P4"><text:span text:style-name="T2">static int a = 10;</text:span></text:p>
        </text:list-item>
        <text:list-item>
          <text:p text:style-name="P4"><text:span text:style-name="T2">static int n;</text:span></text:p>
        </text:list-item>
        <text:list-item>
          <text:p text:style-name="P4"><text:span text:style-name="T2">int b = 5;</text:span></text:p>
        </text:list-item>
        <text:list-item>
          <text:p text:style-name="P4"><text:span text:style-name="T2">int c;</text:span></text:p>
        </text:list-item>
        <text:list-item>
          <text:p text:style-name="P4"><text:span text:style-name="T2">public MyFirst(int m) {</text:span></text:p>
        </text:list-item>
        <text:list-item>
          <text:p text:style-name="P4"><text:span text:style-name="T2">System.out.println(a + ", " + b + ", " + c + ", " + n + ", " + m);</text:span></text:p>
        </text:list-item>
        <text:list-item>
          <text:p text:style-name="P4"><text:span text:style-name="T2">}</text:span></text:p>
        </text:list-item>
        <text:list-item>
          <text:p text:style-name="P4"><text:span text:style-name="T2">// Instance Block</text:span></text:p>
        </text:list-item>
        <text:list-item>
          <text:p text:style-name="P4"><text:span text:style-name="T2">{</text:span></text:p>
        </text:list-item>
        <text:list-item>
          <text:p text:style-name="P4"><text:span text:style-name="T2">b = 30;</text:span></text:p>
        </text:list-item>
        <text:list-item>
          <text:p text:style-name="P4"><text:span text:style-name="T2">n = 20;</text:span></text:p>
        </text:list-item>
        <text:list-item>
          <text:p text:style-name="P4"><text:span text:style-name="T2">}</text:span></text:p>
        </text:list-item>
        <text:list-item>
          <text:p text:style-name="P4"><text:span text:style-name="T2">// Static Block</text:span></text:p>
        </text:list-item>
        <text:list-item>
          <text:p text:style-name="P4"><text:span text:style-name="T2">static</text:span></text:p>
        </text:list-item>
        <text:list-item>
          <text:p text:style-name="P4"><text:span text:style-name="T2">{</text:span></text:p>
        </text:list-item>
        <text:list-item>
          <text:p text:style-name="P4"><text:span text:style-name="T2">a = 60;</text:span></text:p>
        </text:list-item>
        <text:list-item>
          <text:p text:style-name="P4"><text:span text:style-name="T2">}</text:span></text:p>
        </text:list-item>
        <text:list-item>
          <text:p text:style-name="P4"><text:span text:style-name="T2">}</text:span></text:p>
        </text:list-item>
      </text:list>
      <text:p text:style-name="P11"/>
      <text:p text:style-name="P10"><text:span text:style-name="T2">A. 10, 5, 0, 20, 0</text:span></text:p>
      <text:p text:style-name="P10"><text:span text:style-name="T2">B. 10, 30, 20</text:span></text:p>
      <text:p text:style-name="P10"><text:span text:style-name="T2">C. 60, 5, 0, 20</text:span></text:p>
      <text:p text:style-name="P10"><text:span text:style-name="T2">D. 60, 30, 0, 20, 0</text:span></text:p>
      <text:p text:style-name="P10"><text:span text:style-name="T2">ANS: D)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T2">4.p</text:span><text:span text:style-name="T6">ublic</text:span><text:span text:style-name="T7"> </text:span><text:span text:style-name="T6">class</text:span><text:span text:style-name="T7"> </text:span><text:span text:style-name="T6">Test</text:span></text:p>
            <text:p text:style-name="P12"><text:span text:style-name="T6">{</text:span></text:p>
            <text:p text:style-name="P12"><text:span text:style-name="T6">    public</text:span><text:span text:style-name="T7"> </text:span><text:span text:style-name="T6">static</text:span><text:span text:style-name="T7"> </text:span><text:span text:style-name="T6">void</text:span><text:span text:style-name="T7"> </text:span><text:span text:style-name="T6">main(String[] args)</text:span></text:p>
            <text:p text:style-name="P12"><text:soft-page-break/><text:span text:style-name="T6">    {</text:span></text:p>
            <text:p text:style-name="P12"><text:span text:style-name="T6">        try</text:span></text:p>
            <text:p text:style-name="P12"><text:span text:style-name="T6">        {</text:span></text:p>
            <text:p text:style-name="P12"><text:span text:style-name="T6">            System.out.printf("1");</text:span></text:p>
            <text:p text:style-name="P12"><text:span text:style-name="T6">            int</text:span><text:span text:style-name="T7"> </text:span><text:span text:style-name="T6">sum = 9</text:span><text:span text:style-name="T7"> </text:span><text:span text:style-name="T6">/ 0;</text:span></text:p>
            <text:p text:style-name="P12"><text:span text:style-name="T6">            System.out.printf("2");</text:span></text:p>
            <text:p text:style-name="P12"><text:span text:style-name="T6">        }</text:span></text:p>
            <text:p text:style-name="P12"><text:span text:style-name="T6">        catch(ArithmeticException e)</text:span></text:p>
            <text:p text:style-name="P12"><text:span text:style-name="T6">        {</text:span></text:p>
            <text:p text:style-name="P12"><text:span text:style-name="T6">            System.out.printf("3");</text:span></text:p>
            <text:p text:style-name="P12"><text:span text:style-name="T6">        }</text:span></text:p>
            <text:p text:style-name="P12"><text:span text:style-name="T6">        catch(Exception e)</text:span></text:p>
            <text:p text:style-name="P12"><text:span text:style-name="T6">        {</text:span></text:p>
            <text:p text:style-name="P12"><text:span text:style-name="T6">            System.out.printf("4");</text:span></text:p>
            <text:p text:style-name="P12"><text:span text:style-name="T6">        }</text:span></text:p>
            <text:p text:style-name="P12"><text:span text:style-name="T6">        finally</text:span></text:p>
            <text:p text:style-name="P12"><text:span text:style-name="T6">        {</text:span></text:p>
            <text:p text:style-name="P12"><text:soft-page-break/><text:span text:style-name="T6">            System.out.printf("5");</text:span></text:p>
            <text:p text:style-name="P12"><text:span text:style-name="T6">        }</text:span></text:p>
            <text:p text:style-name="P12"><text:span text:style-name="T6">    }</text:span></text:p>
            <text:p text:style-name="P12"><text:span text:style-name="T6">}</text:span></text:p>
          </table:table-cell>
        </table:table-row>
      </table:table>
      <text:p text:style-name="P13"><text:span text:style-name="T8">a) 1325<text:line-break/>b) 1345<text:line-break/>c) 1342<text:line-break/>d) 135</text:span></text:p>
      <text:p text:style-name="P11"/>
      <text:p text:style-name="P11">ANS: 135</text:p>
      <text:p text:style-name="P10"><text:span text:style-name="T1">5) What should be the execution order, if a class has a method, static block, instance block, and constructor, as shown below?</text:span></text:p>
      <text:list xml:id="list5504399199974480790" text:style-name="WWNum1">
        <text:list-item>
          <text:p text:style-name="P5"><text:span text:style-name="T2">public class First_C {</text:span></text:p>
        </text:list-item>
        <text:list-item>
          <text:p text:style-name="P5"><text:span text:style-name="T2">public void myMethod()</text:span></text:p>
        </text:list-item>
        <text:list-item>
          <text:p text:style-name="P5"><text:span text:style-name="T2">{</text:span></text:p>
        </text:list-item>
        <text:list-item>
          <text:p text:style-name="P5"><text:span text:style-name="T2">System.out.println("Method");</text:span></text:p>
        </text:list-item>
        <text:list-item>
          <text:p text:style-name="P5"><text:span text:style-name="T2">}</text:span></text:p>
        </text:list-item>
        <text:list-item>
          <text:p text:style-name="P7"/>
        </text:list-item>
        <text:list-item>
          <text:p text:style-name="P5"><text:span text:style-name="T2">{</text:span></text:p>
        </text:list-item>
        <text:list-item>
          <text:p text:style-name="P5"><text:span text:style-name="T2">System.out.println(" Instance Block");</text:span></text:p>
        </text:list-item>
        <text:list-item>
          <text:p text:style-name="P5"><text:span text:style-name="T2">}</text:span></text:p>
        </text:list-item>
        <text:list-item>
          <text:p text:style-name="P7"/>
        </text:list-item>
        <text:list-item>
          <text:p text:style-name="P5"><text:span text:style-name="T2">public void First_C()</text:span></text:p>
        </text:list-item>
        <text:list-item>
          <text:p text:style-name="P5"><text:span text:style-name="T2">{</text:span></text:p>
        </text:list-item>
        <text:list-item>
          <text:p text:style-name="P5"><text:span text:style-name="T2">System.out.println("Constructor ");</text:span></text:p>
        </text:list-item>
        <text:list-item>
          <text:p text:style-name="P5"><text:span text:style-name="T2">}</text:span></text:p>
        </text:list-item>
        <text:list-item>
          <text:p text:style-name="P5"><text:span text:style-name="T2">static {</text:span></text:p>
        </text:list-item>
        <text:list-item>
          <text:p text:style-name="P5"><text:span text:style-name="T2">System.out.println("static block");</text:span></text:p>
        </text:list-item>
        <text:list-item>
          <text:p text:style-name="P5"><text:span text:style-name="T2">}</text:span></text:p>
        </text:list-item>
        <text:list-item>
          <text:p text:style-name="P5"><text:span text:style-name="T2">public static void main(String[] args) {</text:span></text:p>
        </text:list-item>
        <text:list-item>
          <text:p text:style-name="P5"><text:soft-page-break/><text:span text:style-name="T2">First_C c = new First_C();</text:span></text:p>
        </text:list-item>
        <text:list-item>
          <text:p text:style-name="P5"><text:span text:style-name="T2">c.First_C();</text:span></text:p>
        </text:list-item>
        <text:list-item>
          <text:p text:style-name="P5"><text:span text:style-name="T2">c.myMethod();</text:span></text:p>
        </text:list-item>
        <text:list-item>
          <text:p text:style-name="P5"><text:span text:style-name="T2">}</text:span></text:p>
        </text:list-item>
        <text:list-item>
          <text:p text:style-name="P5"><text:span text:style-name="T2">}</text:span></text:p>
          <text:list>
            <text:list-item>
              <text:p text:style-name="P15"><text:span text:style-name="T3">Instance block, method, static block, and constructor</text:span></text:p>
            </text:list-item>
            <text:list-item>
              <text:p text:style-name="P14"><text:span text:style-name="T3">Method, constructor, instance block, and static block</text:span></text:p>
            </text:list-item>
            <text:list-item>
              <text:p text:style-name="P14"><text:span text:style-name="T3">Static block, method, instance block, and constructor</text:span></text:p>
            </text:list-item>
            <text:list-item>
              <text:p text:style-name="P16"><text:span text:style-name="T3">Static block, instance block, constructor, and method</text:span></text:p>
            </text:list-item>
          </text:list>
        </text:list-item>
      </text:list>
      <text:p text:style-name="P9"><text:span text:style-name="T2">ANS: D)</text:span></text:p>
      <text:p text:style-name="P9"><text:span text:style-name="T2">6) Which of the following is not a Java features?</text:span></text:p>
      <text:p text:style-name="P10"><text:span text:style-name="T2">A. Dynamic</text:span></text:p>
      <text:p text:style-name="P10"><text:span text:style-name="T2">B. Architecture Neutral</text:span></text:p>
      <text:p text:style-name="P10"><text:span text:style-name="T2">C. Use of pointers</text:span></text:p>
      <text:p text:style-name="P10"><text:span text:style-name="T2">D. Object-oriented</text:span></text:p>
      <text:p text:style-name="P11">ANS: C)</text:p>
      <text:p text:style-name="P9"><text:span text:style-name="T2">7) Which of the following is a valid declaration of a char?</text:span></text:p>
      <text:p text:style-name="P10"><text:span text:style-name="T2">A. char ch = '\utea';</text:span></text:p>
      <text:p text:style-name="P20"><text:span text:style-name="T2">B. char ca = 'tea';</text:span></text:p>
      <text:p text:style-name="P20"><text:span text:style-name="T2">C. char cr = \u0223;</text:span></text:p>
      <text:p text:style-name="P20"><text:span text:style-name="T2">D. char cc = '\itea';</text:span></text:p>
      <text:p text:style-name="P19">ANS: A)</text:p>
      <text:p text:style-name="P9"><text:span text:style-name="T2">8) What does the expression float a = 35 / 0 return?</text:span></text:p>
      <text:p text:style-name="P10"><text:span text:style-name="T2"><text:s text:c="12"/>A. 0</text:span></text:p>
      <text:p text:style-name="P20"><text:span text:style-name="T2">B. Not a Number</text:span></text:p>
      <text:p text:style-name="P20"><text:soft-page-break/><text:span text:style-name="T2">C. Infinity</text:span></text:p>
      <text:p text:style-name="P20"><text:span text:style-name="T2">D. Run time exception</text:span></text:p>
      <text:p text:style-name="P19">ANS: C)</text:p>
      <text:p text:style-name="P9"><text:span text:style-name="T2">9) Which of the following for loop declaration is not valid?</text:span></text:p>
      <text:p text:style-name="P10"><text:span text:style-name="T2">A. for ( int i = 99; i &gt;= 0; i / 9 )</text:span></text:p>
      <text:p text:style-name="P20"><text:span text:style-name="T2">B. for ( int i = 7; i &lt;= 77; i += 7 )</text:span></text:p>
      <text:p text:style-name="P20"><text:span text:style-name="T2">C. for ( int i = 20; i &gt;= 2; - -i )</text:span></text:p>
      <text:p text:style-name="P20"><text:span text:style-name="T2">D. for ( int i = 2; i &lt;= 20; i = 2* i )</text:span></text:p>
      <text:p text:style-name="P19">ANS: A)</text:p>
      <text:p text:style-name="P9"><text:span text:style-name="T2">10) In which process, a local variable has the same name as one of the instance variables?</text:span></text:p>
      <text:p text:style-name="P10"><text:span text:style-name="T2"><text:s text:c="12"/>A. Serialization</text:span></text:p>
      <text:p text:style-name="P20"><text:span text:style-name="T2">B. Variable Shadowing</text:span></text:p>
      <text:p text:style-name="P20"><text:span text:style-name="T2">C. Abstraction</text:span></text:p>
      <text:list xml:id="list5402643971051718179" text:style-name="L1">
        <text:list-item>
          <text:p text:style-name="P21"><text:span text:style-name="T2">Multi-threading</text:span></text:p>
          <text:p text:style-name="P18"><text:span text:style-name="T3">ANS: B)</text:span></text:p>
        </text:list-item>
      </text:list>
      <text:p text:style-name="P17"><text:span text:style-name="T3">11.</text:span><text:span text:style-name="T4"> </text:span><text:span text:style-name="T5">What is the output of the following program?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6">public</text:span><text:span text:style-name="T7"> </text:span><text:span text:style-name="T6">class</text:span><text:span text:style-name="T7"> </text:span><text:span text:style-name="T6">Test</text:span></text:p>
            <text:p text:style-name="P23"><text:span text:style-name="T6">{</text:span></text:p>
            <text:p text:style-name="P23"><text:span text:style-name="T6">    private</text:span><text:span text:style-name="T7"> </text:span><text:span text:style-name="T6">void</text:span><text:span text:style-name="T7"> </text:span><text:span text:style-name="T6">m1()</text:span></text:p>
            <text:p text:style-name="P23"><text:span text:style-name="T6">    {</text:span></text:p>
            <text:p text:style-name="P23"><text:span text:style-name="T6">        m2();</text:span></text:p>
            <text:p text:style-name="P23"><text:soft-page-break/><text:span text:style-name="T6">        System.out.printf("1");</text:span></text:p>
            <text:p text:style-name="P23"><text:span text:style-name="T6">    }</text:span></text:p>
            <text:p text:style-name="P23"><text:span text:style-name="T6">    private</text:span><text:span text:style-name="T7"> </text:span><text:span text:style-name="T6">void</text:span><text:span text:style-name="T7"> </text:span><text:span text:style-name="T6">m2()</text:span></text:p>
            <text:p text:style-name="P23"><text:span text:style-name="T6">    {</text:span></text:p>
            <text:p text:style-name="P23"><text:span text:style-name="T6">        m3();</text:span></text:p>
            <text:p text:style-name="P23"><text:span text:style-name="T6">        System.out.printf("2");</text:span></text:p>
            <text:p text:style-name="P23"><text:span text:style-name="T6">    }</text:span></text:p>
            <text:p text:style-name="P23"><text:span text:style-name="T6">    private</text:span><text:span text:style-name="T7"> </text:span><text:span text:style-name="T6">void</text:span><text:span text:style-name="T7"> </text:span><text:span text:style-name="T6">m3()</text:span></text:p>
            <text:p text:style-name="P23"><text:span text:style-name="T6">    {</text:span></text:p>
            <text:p text:style-name="P23"><text:span text:style-name="T6">        System.out.printf("3");</text:span></text:p>
            <text:p text:style-name="P23"><text:span text:style-name="T6">        try</text:span></text:p>
            <text:p text:style-name="P23"><text:span text:style-name="T6">        {</text:span></text:p>
            <text:p text:style-name="P23"><text:span text:style-name="T6">            int</text:span><text:span text:style-name="T7"> </text:span><text:span text:style-name="T6">sum = 4/0;</text:span></text:p>
            <text:p text:style-name="P23"><text:span text:style-name="T6">            System.out.printf("4");</text:span></text:p>
            <text:p text:style-name="P23"><text:span text:style-name="T6">        }</text:span></text:p>
            <text:p text:style-name="P23"><text:span text:style-name="T6">        catch(ArithmeticException e)</text:span></text:p>
            <text:p text:style-name="P23"><text:span text:style-name="T6">        {</text:span></text:p>
            <text:p text:style-name="P23"><text:span text:style-name="T6">            System.out.printf("5");</text:span></text:p>
            <text:p text:style-name="P23"><text:span text:style-name="T6">        }</text:span></text:p>
            <text:p text:style-name="P23"><text:span text:style-name="T6">         </text:span><text:span text:style-name="T7"> </text:span></text:p>
            <text:p text:style-name="P23"><text:soft-page-break/><text:span text:style-name="T6">         </text:span><text:span text:style-name="T7"> </text:span></text:p>
            <text:p text:style-name="P23"><text:span text:style-name="T6">        System.out.printf("7");</text:span></text:p>
            <text:p text:style-name="P23"><text:span text:style-name="T6">    }</text:span></text:p>
            <text:p text:style-name="P23"><text:span text:style-name="T6">    public</text:span><text:span text:style-name="T7"> </text:span><text:span text:style-name="T6">static</text:span><text:span text:style-name="T7"> </text:span><text:span text:style-name="T6">void</text:span><text:span text:style-name="T7"> </text:span><text:span text:style-name="T6">main(String[] args)</text:span></text:p>
            <text:p text:style-name="P23"><text:span text:style-name="T6">    {</text:span></text:p>
            <text:p text:style-name="P23"><text:span text:style-name="T6">        Test obj = new</text:span><text:span text:style-name="T7"> </text:span><text:span text:style-name="T6">Test();</text:span></text:p>
            <text:p text:style-name="P23"><text:span text:style-name="T6">        obj.m1();</text:span></text:p>
            <text:p text:style-name="P23"><text:span text:style-name="T6">    }</text:span></text:p>
            <text:p text:style-name="P23"><text:span text:style-name="T6">}</text:span></text:p>
          </table:table-cell>
        </table:table-row>
      </table:table>
      <text:p text:style-name="P24"><text:span text:style-name="T9">a) 35721<text:line-break/>b) 354721<text:line-break/>c) 3521<text:line-break/>d) 35</text:span></text:p>
      <text:p text:style-name="P19">ANS: A)</text:p>
      <text:p text:style-name="P9"><text:span text:style-name="T2">12) What will be the output of the following program</text:span></text:p>
      <text:list xml:id="list7539976505588837303" text:style-name="WWNum2">
        <text:list-item>
          <text:p text:style-name="P6"><text:span text:style-name="T2">public class Test2 {</text:span></text:p>
        </text:list-item>
        <text:list-item>
          <text:p text:style-name="P6"><text:span text:style-name="T2">public static void main(String[] args) {</text:span></text:p>
        </text:list-item>
        <text:list-item>
          <text:p text:style-name="P6"><text:span text:style-name="T2">StringBuffer s1 = new StringBuffer("Complete");</text:span></text:p>
        </text:list-item>
        <text:list-item>
          <text:p text:style-name="P6"><text:span text:style-name="T2">s1.setCharAt(1,'i');</text:span></text:p>
        </text:list-item>
        <text:list-item>
          <text:p text:style-name="P6"><text:span text:style-name="T2">s1.setCharAt(7,'d');</text:span></text:p>
        </text:list-item>
        <text:list-item>
          <text:p text:style-name="P6"><text:span text:style-name="T2">System.out.println(s1);</text:span></text:p>
        </text:list-item>
        <text:list-item>
          <text:p text:style-name="P6"><text:span text:style-name="T2">}</text:span></text:p>
        </text:list-item>
        <text:list-item>
          <text:p text:style-name="P6"><text:span text:style-name="T2">}</text:span></text:p>
        </text:list-item>
      </text:list>
      <text:p text:style-name="P2"/>
      <text:p text:style-name="P10"><text:span text:style-name="T2"><text:s text:c="12"/>A. Complete</text:span></text:p>
      <text:p text:style-name="P20"><text:span text:style-name="T2">B. Iomplede</text:span></text:p>
      <text:p text:style-name="P20"><text:soft-page-break/><text:span text:style-name="T2">C. Cimpletd</text:span></text:p>
      <text:p text:style-name="P20"><text:span text:style-name="T2">D. Coipletd</text:span></text:p>
      <text:p text:style-name="P22"/>
      <text:p text:style-name="P22">ANS: C)</text:p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 text:start-value="0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 text:start-value="0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 text:start-value="0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 text:start-value="0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 text:start-value="0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 text:start-value="0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 text:start-value="0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 text:start-value="0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 text:start-value="0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 text:start-value="0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 text:start-value="0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 text:start-value="0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 text:start-value="0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 text:start-value="0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 text:start-value="0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 text:start-value="0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 text:start-value="0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 text:start-value="0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 text:start-value="0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 text:start-value="0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 text:start-value="0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 text:start-value="0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 text:start-value="0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 text:start-value="0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 text:start-value="0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 text:start-value="0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 text:start-value="0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 text:start-value="0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4-29T18:44:35.60</dc:date>
    <dc:creator>vaishnavi badve</dc:creator>
    <meta:generator>OpenOffice/4.1.11$Win32 OpenOffice.org_project/4111m1$Build-9808</meta:generator>
    <meta:document-statistic meta:table-count="2" meta:image-count="0" meta:object-count="0" meta:page-count="9" meta:paragraph-count="184" meta:word-count="715" meta:character-count="3904"/>
  </office:meta>
</office:document-meta>
</file>